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48cm"/>
    </style:style>
    <style:style style:name="co2" style:family="table-column">
      <style:table-column-properties fo:break-before="auto" style:column-width="2.92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Habits (per weapon)</text:p>
          </table:table-cell>
          <table:table-cell office:value-type="string" calcext:value-type="string">
            <text:p>Overall score /5</text:p>
          </table:table-cell>
          <table:table-cell office:value-type="string" calcext:value-type="string">
            <text:p>Game 1</text:p>
          </table:table-cell>
          <table:table-cell office:value-type="string" calcext:value-type="string">
            <text:p>Game 2</text:p>
          </table:table-cell>
          <table:table-cell office:value-type="string" calcext:value-type="string">
            <text:p>Game 3</text:p>
          </table:table-cell>
          <table:table-cell office:value-type="string" calcext:value-type="string">
            <text:p>Game 4</text:p>
          </table:table-cell>
          <table:table-cell office:value-type="string" calcext:value-type="string">
            <text:p>Game 5</text:p>
          </table:table-cell>
          <table:table-cell office:value-type="string" calcext:value-type="string">
            <text:p>Game 6</text:p>
          </table:table-cell>
          <table:table-cell office:value-type="string" calcext:value-type="string">
            <text:p>Game 7</text:p>
          </table:table-cell>
          <table:table-cell office:value-type="string" calcext:value-type="string">
            <text:p>Game 8</text:p>
          </table:table-cell>
          <table:table-cell office:value-type="string" calcext:value-type="string">
            <text:p>Game 9</text:p>
          </table:table-cell>
          <table:table-cell office:value-type="string" calcext:value-type="string">
            <text:p>Game 10</text:p>
          </table:table-cell>
          <table:table-cell office:value-type="string" calcext:value-type="string">
            <text:p>Game 11</text:p>
          </table:table-cell>
          <table:table-cell office:value-type="string" calcext:value-type="string">
            <text:p>Game 12</text:p>
          </table:table-cell>
        </table:table-row>
        <table:table-row table:style-name="ro1">
          <table:table-cell office:value-type="string" calcext:value-type="string">
            <text:p>Follow the line to my win contidition</text:p>
          </table:table-cell>
          <table:table-cell table:formula="of:=AVERAGE([.C2:.XFD2];)" office:value-type="float" office:value="3.5" calcext:value-type="float">
            <text:p>3.5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elax your muscles while playing.</text:p>
          </table:table-cell>
          <table:table-cell table:formula="of:=AVERAGE([.C3:.XFD3];)" office:value-type="float" office:value="3.33333333333333" calcext:value-type="float">
            <text:p>3.3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eal before engaging</text:p>
          </table:table-cell>
          <table:table-cell table:formula="of:=AVERAGE([.C4:.XFD4];)" office:value-type="float" office:value="5.4" calcext:value-type="float">
            <text:p>5.4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formula="of:=AVERAGE([.C5:.XFD5]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AVERAGE([.C6:.XFD6]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argers</text:p>
          </table:table-cell>
          <table:table-cell table:formula="of:=AVERAGE([.C7:.XFD7]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ing at a comfortable distance.</text:p>
          </table:table-cell>
          <table:table-cell table:formula="of:=AVERAGE([.C8:.XFD8];)" office:value-type="float" office:value="3.5" calcext:value-type="float">
            <text:p>3.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orce gamestates more effectively with special.</text:p>
          </table:table-cell>
          <table:table-cell table:formula="of:=AVERAGE([.C9:.XFD9];)" office:value-type="float" office:value="3.41666666666667" calcext:value-type="float">
            <text:p>3.41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it more crucial shots.</text:p>
          </table:table-cell>
          <table:table-cell table:formula="of:=AVERAGE([.C10:.XFD10];)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o Deer in headlights while feet are painted</text:p>
          </table:table-cell>
          <table:table-cell table:formula="of:=AVERAGE([.C11:.XFD11];)" office:value-type="float" office:value="4.91666666666667" calcext:value-type="float">
            <text:p>4.9166666666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formula="of:=AVERAGE([.C12:.XFD12]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AVERAGE([.C13:.XFD13]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per</text:p>
          </table:table-cell>
          <table:table-cell table:formula="of:=AVERAGE([.C14:.XFD14]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AVERAGE([.C15:.XFD15]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AVERAGE([.C16:.XFD16]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AVERAGE([.C17:.XFD17]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AVERAGE([.C18:.XFD18]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AVERAGE([.C19:.XFD19]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AVERAGE([.C20:.XFD20]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AVERAGE([.C21:.XFD21]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AVERAGE([.C22:.XFD22]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AVERAGE([.C23:.XFD23]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AVERAGE([.C24:.XFD24]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AVERAGE([.C25:.XFD25]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AVERAGE([.C26:.XFD26]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AVERAGE([.C27:.XFD27]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AVERAGE([.C28:.XFD28]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AVERAGE([.C29:.XFD29]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AVERAGE([.C30:.XFD30]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AVERAGE([.C31:.XFD31]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AVERAGE([.C32:.XFD32]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AVERAGE([.C33:.XFD33]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AVERAGE([.C34:.XFD34]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AVERAGE([.C35:.XFD35]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AVERAGE([.C36:.XFD36]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AVERAGE([.C37:.XFD37]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AVERAGE([.C38:.XFD38]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AVERAGE([.C39:.XFD39]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AVERAGE([.C40:.XFD40]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AVERAGE([.C41:.XFD41]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AVERAGE([.C42:.XFD42]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AVERAGE([.C43:.XFD43]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AVERAGE([.C44:.XFD44]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AVERAGE([.C45:.XFD45]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AVERAGE([.C46:.XFD46]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AVERAGE([.C47:.XFD47]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AVERAGE([.C48:.XFD48]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AVERAGE([.C49:.XFD49]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AVERAGE([.C50:.XFD50];)" office:value-type="float" office:value="0" calcext:value-type="float">
            <text:p>0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1:Sheet1.C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0T19:11:02.660889047</meta:creation-date>
    <dc:date>2026-02-10T23:55:30.744204920</dc:date>
    <meta:editing-duration>PT1H49M47S</meta:editing-duration>
    <meta:editing-cycles>2</meta:editing-cycles>
    <meta:generator>LibreOffice/25.8.4.2$Linux_X86_64 LibreOffice_project/3c640a0a1d70ff3c2c90331f0aa04144daaa0b64</meta:generator>
    <meta:document-statistic meta:table-count="1" meta:cell-count="142" meta:object-count="0"/>
  </office:meta>
</office:document-meta>
</file>